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50%" fo:text-align="center" style:justify-single-word="false" style:writing-mode="lr-tb"/>
      <style:text-properties style:font-name="helvetica" fo:font-size="10pt" fo:font-weight="normal" officeooo:paragraph-rsid="000ad8d5" style:font-size-asian="10pt" style:font-weight-asian="normal" style:font-size-complex="10pt" style:font-weight-complex="normal"/>
    </style:style>
    <style:style style:name="P4" style:family="paragraph" style:parent-style-name="Standard" style:master-page-name=""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2" style:family="text">
      <style:text-properties style:font-name="helvetica" fo:font-size="10pt" style:font-size-asian="10pt" style:font-size-complex="10pt"/>
    </style:style>
    <style:style style:name="T3" style:family="text">
      <style:text-properties style:font-name="helvetica" fo:font-size="10pt" officeooo:rsid="00092a6d" style:font-size-asian="10pt" style:font-size-complex="10pt"/>
    </style:style>
    <style:style style:name="T4" style:family="text">
      <style:text-properties officeooo:rsid="000d9b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escription d'examen biologique</text:p>
      <text:p text:style-name="P1"><text:span text:style-name="T2">Nom du patient : </text:span><text:span text:style-name="T1">MIFELE</text:span><text:span text:style-name="T3"><text:tab/></text:span><text:span text:style-name="T2">Prénom : </text:span><text:span text:style-name="T1">ODILE</text:span></text:p>
      <text:p text:style-name="P3">Date de naissance : </text:p>
      <text:p text:style-name="P2"/>
      <text:p text:style-name="P4">Date de demande de l'examen : <text:span text:style-name="T1">6 Avril 2017</text:span></text:p>
      <text:p text:style-name="P4">Nom du prescripteur : <text:span text:style-name="T4">Dr BELL OLGA</text:span><text:tab/></text:p>
      <text:p text:style-name="P4">Nom du service prescripteur de l'examen : <text:span text:style-name="T4">Service de gynécologie</text:span><text:tab/></text:p>
      <text:p text:style-name="Heading_20_2"/>
      <text:p text:style-name="Heading_20_2">Test urinaire</text:p>
      <text:list xml:id="list251896356242737252" text:style-name="L1">
        <text:list-item>
          <text:p text:style-name="P5">Examen direct Diplocoque : <text:tab/></text:p>
        </text:list-item>
      </text:list>
      <text:p text:style-name="Heading_20_2">Test rapide</text:p>
      <text:list xml:id="list113013701527710" text:style-name="L1">
        <text:list-item>
          <text:p text:style-name="P5">Test rapide syphilis : <text:tab/></text:p>
        </text:list-item>
      </text:list>
      <text:list xml:id="list113014651028148" text:style-name="L1">
        <text:list-item>
          <text:p text:style-name="P5">Test chlamydia : <text:span text:style-name="T4">confirmé</text:span><text:tab/></text:p>
        </text:list-item>
      </text:list>
      <text:list xml:id="list113015045980502" text:style-name="L1">
        <text:list-item>
          <text:p text:style-name="P5">Dépistage VIH test 1 : <text:span text:style-name="T4">confirmé</text:span><text:tab/></text:p>
        </text:list-item>
      </text:list>
      <text:p text:style-name="P6">Prescription d’examen imagerie</text:p>
      <text:p text:style-name="P1"><text:span text:style-name="T2">Nom du patient : </text:span><text:span text:style-name="T1">MIFELE</text:span><text:span text:style-name="T3"><text:tab/></text:span><text:span text:style-name="T2">Prénom : </text:span><text:span text:style-name="T1">ODILE</text:span></text:p>
      <text:p text:style-name="P3">Date de naissance : </text:p>
      <text:p text:style-name="P2"/>
      <text:p text:style-name="P4">Date de demande de l'examen : <text:span text:style-name="T1">6 Avril 2017</text:span></text:p>
      <text:p text:style-name="P4">Nom du prescripteur : <text:tab/></text:p>
      <text:p text:style-name="P4">Nom du service prescripteur de l'examen : <text:tab/></text:p>
      <text:p text:style-name="Heading_20_2"/>
      <text:p text:style-name="Heading_20_2">Echographie</text:p>
      <text:list xml:id="list113015447517216" text:style-name="L1">
        <text:list-item>
          <text:p text:style-name="P5">Pelvienne : <text:span text:style-name="T4">non fait</text:span>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style:paragraph-properties fo:margin-top="0cm" fo:margin-bottom="1cm" style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>
        <style:background-image/>
      </style:paragraph-properties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4-06T11:31:42.255106382</dc:date>
    <meta:editing-cycles>90</meta:editing-cycles>
    <meta:editing-duration>PT8H53M26S</meta:editing-duration>
    <meta:generator>LibreOffice/4.2.8.2$Linux_X86_64 LibreOffice_project/420m0$Build-2</meta:generator>
    <meta:document-statistic meta:table-count="0" meta:image-count="0" meta:object-count="0" meta:page-count="2" meta:paragraph-count="20" meta:word-count="108" meta:character-count="599" meta:non-whitespace-character-count="501"/>
  </office:meta>
</office:document-meta>
</file>